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1cb6" officeooo:paragraph-rsid="00081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Ar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3:00:22.217388486</meta:creation-date>
    <dc:date>2016-05-30T13:01:07.508299403</dc:date>
    <meta:editing-duration>PT4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3.2$Linux_X86_64 LibreOffice_project/10m0$Build-2</meta:generator>
  </office:meta>
</office:document-meta>
</file>